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Event.setDetailData( Map &lt; String , Object &gt; detail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vent.set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v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Event.getGener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ven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Event.setExternalId( String externa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vent.getExtern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vent.setGenerateTime( Timestamp gener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v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vent.getDetail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